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obyčejné" style:font-family-generic="swiss" style:font-pitch="variable"/>
    <style:font-face style:name="Verdana1" svg:font-family="Verdana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/>
    </style:style>
    <style:style style:name="P2" style:family="paragraph" style:parent-style-name="Heading_20_4">
      <style:paragraph-properties fo:margin-left="0cm" fo:margin-right="0cm" fo:text-indent="0cm" style:auto-text-indent="false"/>
      <style:text-properties style:use-window-font-color="true" style:font-name="Verdana"/>
    </style:style>
    <style:style style:name="P3" style:family="paragraph" style:parent-style-name="Heading_20_4">
      <style:paragraph-properties fo:margin-left="0cm" fo:margin-right="0cm" fo:text-indent="0cm" style:auto-text-indent="false"/>
      <style:text-properties style:use-window-font-color="true" style:font-name="Verdana" officeooo:paragraph-rsid="00235b3c"/>
    </style:style>
    <style:style style:name="P4" style:family="paragraph" style:parent-style-name="Heading_20_4">
      <style:paragraph-properties fo:margin-left="0cm" fo:margin-right="0cm" fo:text-indent="0cm" style:auto-text-indent="false"/>
      <style:text-properties style:use-window-font-color="true" style:font-name="Verdana" officeooo:rsid="002404a1" officeooo:paragraph-rsid="002404a1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/>
      <style:text-properties style:use-window-font-color="true" style:font-name="Verdana"/>
    </style:style>
    <style:style style:name="P7" style:family="paragraph" style:parent-style-name="Heading_20_2">
      <style:paragraph-properties fo:margin-left="0cm" fo:margin-right="0cm" fo:text-indent="0cm" style:auto-text-indent="false"/>
      <style:text-properties style:use-window-font-color="true" style:font-name="Verdana" officeooo:rsid="001c9fcf" officeooo:paragraph-rsid="001c9fcf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use-window-font-color="true" style:font-name="Verdana" officeooo:rsid="001eead0" officeooo:paragraph-rsid="001eead0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use-window-font-color="true" style:font-name="Verdana" officeooo:rsid="001f5892" officeooo:paragraph-rsid="001f5892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style:use-window-font-color="true" style:font-name="Verdana" officeooo:paragraph-rsid="002974d2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style:use-window-font-color="true" style:font-name="Verdana" fo:language="cs" fo:country="CZ" fo:font-weight="bold" officeooo:rsid="002305cf" style:font-weight-asian="bold" style:font-weight-complex="bold"/>
    </style:style>
    <style:style style:name="P12" style:family="paragraph" style:parent-style-name="Heading_20_1" style:master-page-name="Standard">
      <style:paragraph-properties fo:margin-left="0cm" fo:margin-right="0cm" fo:text-indent="0cm" style:auto-text-indent="false" style:page-number="auto"/>
      <style:text-properties style:use-window-font-color="true" style:font-name="Verdana" officeooo:rsid="001c9fcf" officeooo:paragraph-rsid="001c9fcf"/>
    </style:style>
    <style:style style:name="P13" style:family="paragraph" style:parent-style-name="Heading_20_3">
      <style:paragraph-properties fo:margin-left="0cm" fo:margin-right="0cm" fo:text-indent="0cm" style:auto-text-indent="false"/>
    </style:style>
    <style:style style:name="P14" style:family="paragraph" style:parent-style-name="Heading_20_3">
      <style:paragraph-properties fo:margin-left="0cm" fo:margin-right="0cm" fo:text-indent="0cm" style:auto-text-indent="false"/>
      <style:text-properties style:use-window-font-color="true" style:font-name="Verdana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style:use-window-font-color="true" style:font-name="Verdana" officeooo:rsid="001c9fcf" officeooo:paragraph-rsid="001c9fcf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officeooo:paragraph-rsid="003087b8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weight="normal" officeooo:rsid="000fa3b7" officeooo:paragraph-rsid="002305cf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use-window-font-color="true" style:font-name="Verdana" fo:language="cs" fo:country="CZ" officeooo:rsid="001c9fcf" officeooo:paragraph-rsid="001c9fcf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use-window-font-color="true" style:font-name="Verdana" fo:language="cs" fo:country="CZ" officeooo:rsid="00213824" officeooo:paragraph-rsid="001ab449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use-window-font-color="true" style:font-name="Verdana" fo:language="cs" fo:country="CZ" officeooo:rsid="00213824" officeooo:paragraph-rsid="00213824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style:font-name="Verdana" fo:font-size="12pt" fo:language="en" fo:country="GB" fo:font-weight="normal" officeooo:paragraph-rsid="001ab449" style:font-size-asian="12pt" style:font-weight-asian="normal" style:font-name-complex="Times New Roman" style:font-size-complex="12pt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Verdana" fo:language="en" fo:country="GB" officeooo:paragraph-rsid="001c9fcf"/>
    </style:style>
    <style:style style:name="P23" style:family="paragraph" style:parent-style-name="Text_20_body" style:list-style-name="L2">
      <style:paragraph-properties fo:margin-left="0cm" fo:margin-right="0cm" fo:text-indent="0cm" style:auto-text-indent="false"/>
      <style:text-properties style:use-window-font-color="true" style:font-name="Verdana" fo:language="en" fo:country="GB" officeooo:paragraph-rsid="001c9fc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use-window-font-color="true" style:font-name="Verdana" fo:language="en" fo:country="GB" officeooo:paragraph-rsid="001ab449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normal" officeooo:paragraph-rsid="003087b8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normal" officeooo:paragraph-rsid="002fb8eb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weight="normal" officeooo:paragraph-rsid="0032f799" style:font-weight-asian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3087b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Verdana" fo:font-weight="normal" officeooo:paragraph-rsid="002fb8eb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Verdana" fo:language="en" fo:country="GB" officeooo:paragraph-rsid="001ab449"/>
    </style:style>
    <style:style style:name="T1" style:family="text">
      <style:text-properties officeooo:rsid="001c9fcf"/>
    </style:style>
    <style:style style:name="T2" style:family="text">
      <style:text-properties fo:language="cs" fo:country="CZ" officeooo:rsid="001c9fcf"/>
    </style:style>
    <style:style style:name="T3" style:family="text">
      <style:text-properties fo:language="cs" fo:country="CZ" officeooo:rsid="001d3bea"/>
    </style:style>
    <style:style style:name="T4" style:family="text">
      <style:text-properties fo:language="cs" fo:country="CZ" officeooo:rsid="00213824"/>
    </style:style>
    <style:style style:name="T5" style:family="text">
      <style:text-properties officeooo:rsid="000c9117"/>
    </style:style>
    <style:style style:name="T6" style:family="text">
      <style:text-properties officeooo:rsid="000e2694"/>
    </style:style>
    <style:style style:name="T7" style:family="text">
      <style:text-properties officeooo:rsid="000fa3b7"/>
    </style:style>
    <style:style style:name="T8" style:family="text">
      <style:text-properties officeooo:rsid="002305cf"/>
    </style:style>
    <style:style style:name="T9" style:family="text">
      <style:text-properties officeooo:rsid="00235b3c"/>
    </style:style>
    <style:style style:name="T10" style:family="text">
      <style:text-properties style:use-window-font-color="true" style:font-name="Verdana"/>
    </style:style>
    <style:style style:name="T11" style:family="text">
      <style:text-properties style:use-window-font-color="true" style:font-name="Verdana" officeooo:rsid="002305cf"/>
    </style:style>
    <style:style style:name="T12" style:family="text">
      <style:text-properties style:use-window-font-color="true" style:font-name="Verdana" fo:language="cs" fo:country="CZ" fo:font-weight="bold" officeooo:rsid="002fb8eb" style:font-weight-asian="bold" style:font-weight-complex="bold"/>
    </style:style>
    <style:style style:name="T13" style:family="text">
      <style:text-properties style:use-window-font-color="true" style:font-name="Verdana" fo:language="cs" fo:country="CZ" fo:font-weight="bold" officeooo:rsid="003087b8" style:font-weight-asian="bold" style:font-weight-complex="bold"/>
    </style:style>
    <style:style style:name="T14" style:family="text">
      <style:text-properties style:use-window-font-color="true" style:font-name="Verdana" fo:language="cs" fo:country="CZ" fo:font-weight="bold" officeooo:rsid="0032f799" style:font-weight-asian="bold" style:font-weight-complex="bold"/>
    </style:style>
    <style:style style:name="T15" style:family="text">
      <style:text-properties style:use-window-font-color="true" style:font-name="Verdana" fo:language="cs" fo:country="CZ" officeooo:rsid="002fb8eb"/>
    </style:style>
    <style:style style:name="T16" style:family="text">
      <style:text-properties style:use-window-font-color="true" style:font-name="Verdana" fo:language="cs" fo:country="CZ" fo:font-weight="normal" officeooo:rsid="002fb8eb" style:font-weight-asian="normal" style:font-weight-complex="normal"/>
    </style:style>
    <style:style style:name="T17" style:family="text">
      <style:text-properties style:use-window-font-color="true" style:font-name="Verdana" fo:language="cs" fo:country="CZ" fo:font-weight="normal" officeooo:rsid="003087b8" style:font-weight-asian="normal" style:font-weight-complex="normal"/>
    </style:style>
    <style:style style:name="T18" style:family="text">
      <style:text-properties style:use-window-font-color="true" style:font-name="Verdana" fo:language="cs" fo:country="CZ" officeooo:rsid="0032430a"/>
    </style:style>
    <style:style style:name="T19" style:family="text">
      <style:text-properties style:use-window-font-color="true" style:font-name="Verdana" fo:language="cs" fo:country="CZ" officeooo:rsid="0032f799"/>
    </style:style>
    <style:style style:name="T20" style:family="text">
      <style:text-properties style:use-window-font-color="true" style:font-name="Verdana" fo:language="cs" fo:country="CZ" officeooo:rsid="00335c12"/>
    </style:style>
    <style:style style:name="T21" style:family="text">
      <style:text-properties officeooo:rsid="00257b21"/>
    </style:style>
    <style:style style:name="T22" style:family="text">
      <style:text-properties officeooo:rsid="00265648"/>
    </style:style>
    <style:style style:name="T23" style:family="text">
      <style:text-properties officeooo:rsid="0027e97b"/>
    </style:style>
    <style:style style:name="T24" style:family="text">
      <style:text-properties officeooo:rsid="002974d2"/>
    </style:style>
    <style:style style:name="T25" style:family="text">
      <style:text-properties officeooo:rsid="002ab361"/>
    </style:style>
    <style:style style:name="T26" style:family="text">
      <style:text-properties officeooo:rsid="002c7d2b"/>
    </style:style>
    <style:style style:name="T27" style:family="text">
      <style:text-properties officeooo:rsid="002fb8eb"/>
    </style:style>
    <style:style style:name="T28" style:family="text">
      <style:text-properties officeooo:rsid="0032f7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Katalog požadavků</text:h>
      <text:h text:style-name="P7" text:outline-level="2">Omezení</text:h>
      <text:h text:style-name="P15" text:outline-level="3">Mobilní aplikace</text:h>
      <text:p text:style-name="P18">Je zapotřebí vytvořit takové verze mobilní aplikace, aby byla schopná pracovat na následujících operačních systémech:</text:p>
      <text:list xml:id="list742167844696941407" text:style-name="L1">
        <text:list-item>
          <text:p text:style-name="P21">Microsoft Windows Phone 8</text:p>
        </text:list-item>
        <text:list-item>
          <text:p text:style-name="P21">Apple iOS (<text:span text:style-name="T2">verze</text:span> <text:span text:style-name="T2">a novější</text:span>)</text:p>
        </text:list-item>
        <text:list-item>
          <text:p text:style-name="P21">Google Android (<text:span text:style-name="T2">verze</text:span> 4.3 <text:span text:style-name="T2">a novější</text:span>)</text:p>
        </text:list-item>
      </text:list>
      <text:h text:style-name="P14" text:outline-level="3">Web<text:span text:style-name="T1">ová aplikace</text:span></text:h>
      <text:p text:style-name="P22"><text:span text:style-name="T2">Webová aplikace musí být kompatibilní s následujícími prohlížeči</text:span>:</text:p>
      <text:list xml:id="list4638924694060433853" text:style-name="L2">
        <text:list-item>
          <text:p text:style-name="P23">Google Chrome 30.0</text:p>
        </text:list-item>
        <text:list-item>
          <text:p text:style-name="P23">Mozilla Firefox 24.0</text:p>
        </text:list-item>
        <text:list-item>
          <text:p text:style-name="P23">Microsoft Internet Explorer 11</text:p>
        </text:list-item>
        <text:list-item>
          <text:p text:style-name="P23">Opera 17</text:p>
        </text:list-item>
        <text:list-item>
          <text:p text:style-name="P23">Apple Safari 7</text:p>
        </text:list-item>
      </text:list>
      <text:p text:style-name="P24"><text:span text:style-name="T2">Kromě toho</text:span>, <text:span text:style-name="T2">webová aplikace musí být navržena na principu „Responsive design“ (pro jednoduché používání na smartphonech a tabletech).</text:span></text:p>
      <text:h text:style-name="P14" text:outline-level="3"><text:span text:style-name="T1">Mobilní</text:span> vs. web<text:span text:style-name="T1">ová</text:span> <text:span text:style-name="T1">aplikace</text:span></text:h>
      <text:p text:style-name="P24"><text:span text:style-name="T2">Mobilní aplikace musí být nezávislá na webové aplikace a nebude rozdíl ve výsledku </text:span><text:span text:style-name="T3">dat</text:span><text:span text:style-name="T2">, ať uživatel používá libovolnou z nich.</text:span></text:p>
      <text:h text:style-name="P8" text:outline-level="2">Požadavky</text:h>
      <text:h text:style-name="P14" text:outline-level="3">Google Maps</text:h>
      <text:p text:style-name="P19">Pro lepší uživatelskou přívětivost budou obě aplikace využívat Google Maps API, takže uživatel bude moci označit místa na mapě. Mobilní aplikace bude schopna předvyplňovat aktuální polohu pomocí GPS souřadnic.</text:p>
      <text:h text:style-name="P14" text:outline-level="3">Facebook Places</text:h>
      <text:p text:style-name="P20">Aplikace bude mít možnost synchronizovat navštívená místa uživatele se službou Facebook places.</text:p>
      <text:h text:style-name="P9" text:outline-level="2">Závislosti</text:h>
      <text:p text:style-name="P30"><text:span text:style-name="T4">Projekt bude závislý na rozhraní</text:span> Google Maps API a Facebook Places API. <text:span text:style-name="T4">Bude rovněž platit závislost mezi každou verzí mobilní aplikace a operačním </text:span><text:soft-page-break/><text:span text:style-name="T4">systémem, na které</text:span> <text:span text:style-name="T4">běží.</text:span></text:p>
      <text:h text:style-name="P10" text:outline-level="2"><text:soft-page-break/>Nefunkční požadavky</text:h>
      <text:h text:style-name="P13" text:outline-level="3"><text:span text:style-name="T9">V</text:span>ýkonostní <text:span text:style-name="T9">požadavky</text:span></text:h>
      <text:h text:style-name="P3" text:outline-level="4"><text:span text:style-name="T9">S</text:span>ystém by měl být schopen běžet 7*24</text:h>
      <text:h text:style-name="P4" text:outline-level="4">Dostupnost systému by měla být 99%</text:h>
      <text:h text:style-name="P3" text:outline-level="4"><text:span text:style-name="T9">S</text:span><text:span text:style-name="T5">ystém by měl zvládat parale</text:span><text:span text:style-name="T9">l</text:span><text:span text:style-name="T5">ní práci více uživatelů </text:span><text:span text:style-name="T9">(</text:span><text:span text:style-name="T21">předpokládaný počet uživatelů v</text:span><text:span text:style-name="T22">yužívající systém v jednu chvíli – řádově stovky</text:span><text:span text:style-name="T21">)</text:span></text:h>
      <text:h text:style-name="P2" text:outline-level="4"><text:span text:style-name="T23">S</text:span><text:span text:style-name="T6">ystém by měl být schopen udržet a spravovat </text:span><text:span text:style-name="T23">z</text:span><text:span text:style-name="T6">áznam</text:span><text:span text:style-name="T23">y řádově desetitisíce uživatelů.</text:span></text:h>
      <text:h text:style-name="P14" text:outline-level="3"><text:span text:style-name="T9">O</text:span>statní <text:span text:style-name="T9">požadavky</text:span></text:h>
      <text:h text:style-name="P1" text:outline-level="4"><text:span text:style-name="T24">F</text:span>unkce systému jsou přímo závislé na funkčnosti Google Maps, při výpadku nebude v systému fungovat práce s mapou</text:h>
      <text:h text:style-name="P1" text:outline-level="4"><text:span text:style-name="T24">S</text:span>ystém je částečně závislý na síti Facebook, při výpadku by měl systém stále fungovat, omezeny by měl<text:span text:style-name="T24">y</text:span> být pouze funkce související s použitím sítě Facebook</text:h>
      <text:h text:style-name="P1" text:outline-level="4"><text:span text:style-name="T24">U</text:span><text:span text:style-name="T6">živatel</text:span><text:span text:style-name="T7">é</text:span><text:span text:style-name="T6"> se systémem komunikují pomocí klienta (webová nebo mobilní aplikace)</text:span></text:h>
      <text:h text:style-name="P1" text:outline-level="4"><text:span text:style-name="T24">S</text:span><text:span text:style-name="T6">ystém by měl být snadno lokolizovatelný (pokud to dává smysl, při používání uživately, kteří budou </text:span><text:span text:style-name="T24">při</text:span><text:span text:style-name="T6">dávat příspěvky v různých jazycích)</text:span></text:h>
      <text:h text:style-name="P6" text:outline-level="2">Funkční požadavky</text:h>
      <text:h text:style-name="P13" text:outline-level="3"><text:span text:style-name="T11">P</text:span><text:span text:style-name="T10">rimární funkční požadavky</text:span></text:h>
      <text:h text:style-name="P1" text:outline-level="4"><text:span text:style-name="T24">S</text:span>pravování uživatelů</text:h>
      <text:h text:style-name="P1" text:outline-level="4"><text:span text:style-name="T24">S</text:span>pravování navštívených míst</text:h>
      <text:h text:style-name="P1" text:outline-level="4"><text:span text:style-name="T24">S</text:span>pravování diskuzních fór</text:h>
      <text:h text:style-name="P1" text:outline-level="4"><text:span text:style-name="T24">S</text:span><text:span text:style-name="T6">pravování komerčních organizací </text:span><text:span text:style-name="T7">a inzerce</text:span></text:h>
      <text:h text:style-name="P14" text:outline-level="3"><text:span text:style-name="T8">Z</text:span>ákladní funkcionalita</text:h>
      <text:h text:style-name="P1" text:outline-level="4"><text:span text:style-name="T24">S</text:span>ystém musí zobrazit mapu se všemi vloženými místy, včetně doplňujích informací o nich, pro libovolného uživatele systému</text:h>
      <text:h text:style-name="P1" text:outline-level="4"><text:soft-page-break/><text:span text:style-name="T24">S</text:span>ystém umožňuje vyhledávat místa, pomocí mapy, nebo pomocí dotazu (text, filtr)</text:h>
      <text:h text:style-name="P1" text:outline-level="4"><text:span text:style-name="T25">S</text:span>ystém umožňuje procházet diskuze o jednotlivých místech libovolnému uživateli</text:h>
      <text:h text:style-name="P1" text:outline-level="4"><text:span text:style-name="T25">P</text:span>řihlášený uživatel může př<text:span text:style-name="T25">i</text:span>dat místo, upravit informace o místě</text:h>
      <text:h text:style-name="P1" text:outline-level="4"><text:span text:style-name="T25">P</text:span>řihlášený uživatel může přidávat diskuzní příspěvky</text:h>
      <text:h text:style-name="P1" text:outline-level="4"><text:span text:style-name="T25">K</text:span>omernční organizace může k místu přidat svojí inzerci</text:h>
      <text:h text:style-name="P14" text:outline-level="3"><text:span text:style-name="T8">S</text:span>pravování uživatelů</text:h>
      <text:h text:style-name="P1" text:outline-level="4"><text:span text:style-name="T26">U</text:span>živatel může založit účet</text:h>
      <text:h text:style-name="P1" text:outline-level="4"><text:span text:style-name="T26">U</text:span>živatel se může do účtu přihlásit</text:h>
      <text:h text:style-name="P1" text:outline-level="4"><text:span text:style-name="T26">U</text:span>živatel se může z účtu odhlásit</text:h>
      <text:h text:style-name="P1" text:outline-level="4"><text:span text:style-name="T26">U</text:span>živatel může k účtu přiřadit profil na Facebooku</text:h>
      <text:h text:style-name="P1" text:outline-level="4"><text:span text:style-name="T26">U</text:span>živatel může zrušit účet</text:h>
      <text:h text:style-name="P1" text:outline-level="4"><text:span text:style-name="T26">A</text:span>dministrátor systému může blokovat/odblokovat uživatele (podle účtu nebo <text:span text:style-name="T28">IP</text:span> adresy)</text:h>
      <text:h text:style-name="P14" text:outline-level="3"><text:span text:style-name="T8">S</text:span>pravování navštívených míst</text:h>
      <text:h text:style-name="P1" text:outline-level="4"><text:span text:style-name="T26">M</text:span><text:span text:style-name="T7">ísto může být přidáno libovolným přihlášeným uživatelem</text:span></text:h>
      <text:h text:style-name="P1" text:outline-level="4"><text:span text:style-name="T26">M</text:span>ísto může být upraveno libovolným přihlášeným uživatelem</text:h>
      <text:h text:style-name="P1" text:outline-level="4"><text:span text:style-name="T26">M</text:span>ísto může smazat administrátor/moderátor na žádost uživatele, nebo po vlastní úvaze</text:h>
      <text:p text:style-name="P17"/>
      <text:h text:style-name="P14" text:outline-level="3"><text:span text:style-name="T8">S</text:span>pravování diskuzních fór</text:h>
      <text:h text:style-name="P1" text:outline-level="4"><text:span text:style-name="T26">D</text:span>iskuzní fórum k místo může založit libovolný přihlášený uživatel</text:h>
      <text:h text:style-name="P1" text:outline-level="4"><text:span text:style-name="T26">P</text:span>říspěvky do fóra může přidávat libovolný přihlášený uživatel</text:h>
      <text:h text:style-name="P1" text:outline-level="4"><text:span text:style-name="T26">L</text:span>ibovolný přihlášený uživatel může mazat/upravovat svoje příspěvky</text:h>
      <text:h text:style-name="P1" text:outline-level="4"><text:span text:style-name="T26">A</text:span>dministrátor/moderátor může mazat všechny příspěvky</text:h>
      <text:h text:style-name="P14" text:outline-level="3"><text:span text:style-name="T8">S</text:span>pravování komerčních organizací a inzerce</text:h>
      <text:p text:style-name="P17">(navíc proti běžnému uživately):</text:p>
      <text:h text:style-name="P1" text:outline-level="4"><text:soft-page-break/><text:span text:style-name="T26">Komerční organizace</text:span> může k místu přidat placenou inzerci</text:h>
      <text:h text:style-name="P1" text:outline-level="4"><text:span text:style-name="T26">I</text:span>nzerce je placená na časové období, po něm je v případě, že není prodloužená automaticky systémem odstraněna</text:h>
      <text:h text:style-name="P11" text:outline-level="2">Aktéř<text:span text:style-name="T27">i</text:span></text:h>
      <text:h text:style-name="P13" text:outline-level="3"><text:span text:style-name="T12">Běžný uživatel</text:span></text:h>
      <text:p text:style-name="P25"><text:span text:style-name="T15">Běžný uživatel (nebo pouze Uživatel) používá systém nejčastěji. Je mu umožněna funkcionalita popsaná v bodech 5.2 – 5.5, kromě funkcionality pro Organizace, Administrátory a Moderátory.</text:span></text:p>
      <text:h text:style-name="P16" text:outline-level="3"><text:span text:style-name="T13">Nepřihlášený uživatel</text:span></text:h>
      <text:p text:style-name="P28"><text:span text:style-name="T16">Uživatel, </text:span><text:span text:style-name="T17">který není přihlášený v systému, může pouze prohlížet obsah, nemůžu přidávat, ani editovat žádný obsah.</text:span></text:p>
      <text:h text:style-name="P13" text:outline-level="3"><text:span text:style-name="T12">Uživatel Facebooku</text:span></text:h>
      <text:p text:style-name="P26"><text:span text:style-name="T15">Uživatel Facebooku je běžný uživatel, který má navíc účet na sociální síti Facebook, z které může přenést údaje o navštívených místech.</text:span></text:p>
      <text:h text:style-name="P13" text:outline-level="3"><text:span text:style-name="T12">Administrátor</text:span></text:h>
      <text:p text:style-name="P26"><text:span text:style-name="T15">Správce systému s právy měnit veškerý obsah.</text:span></text:p>
      <text:h text:style-name="P13" text:outline-level="3"><text:span text:style-name="T12">Moderátor</text:span></text:h>
      <text:p text:style-name="P29"><text:span text:style-name="T27">Správce diskuzního fóra, který má právo měnit veškerý obsah diskuzního fóra.</text:span></text:p>
      <text:h text:style-name="P13" text:outline-level="3"><text:span text:style-name="T12">Organizace</text:span></text:h>
      <text:p text:style-name="P26"><text:span text:style-name="T15">Organizace je typ uživatele, který za poplatek zviditelnňuje své objekty běžným uživatelům a uživatelům Facebooku.</text:span></text:p>
      <text:h text:style-name="P5" text:outline-level="2"><text:span text:style-name="T18">Glosář</text:span></text:h>
      <text:p text:style-name="P27"><text:span text:style-name="T14">Fórum</text:span><text:span text:style-name="T19"> –</text:span><text:span text:style-name="T20"> Diskuzní fórum, kde uživatelé přidávají příspěvky na vybrané téma. Fórum se týká konkrétního místa.</text:span></text:p>
      <text:p text:style-name="P27"><text:span text:style-name="T14">Mapa </text:span><text:span text:style-name="T19">–</text:span><text:span text:style-name="T20"> Objekt, ve kterém může uživatel označit navštívené místo nebo zobrazit výsledky hledání. Zajišťuje Google Maps.</text:span></text:p>
      <text:p text:style-name="P27"><text:span text:style-name="T14">Místo </text:span><text:span text:style-name="T19">–</text:span><text:span text:style-name="T20"> Objekt, který uživatel fyzicky navštivil a chce o něm zaznamenat informace.</text:span></text:p>
      <text:p text:style-name="P27"><text:span text:style-name="T14">Mobilní aplikace </text:span><text:span text:style-name="T19">–</text:span><text:span text:style-name="T20"> Aplikace, která zpřístupní systém přes smartphone.</text:span></text:p>
      <text:p text:style-name="P27"><text:span text:style-name="T14">Příspěvek</text:span><text:span text:style-name="T19"> –</text:span><text:span text:style-name="T20"> Jedna zpráva přidaná uživatelm na fórum.</text:span></text:p>
      <text:p text:style-name="P27"><text:span text:style-name="T14">Účet</text:span><text:span text:style-name="T19"> –</text:span><text:span text:style-name="T20"> Klasický uživatelský účet v aplikace, možnost přihlášení a odhlášení, uchování základních údajů (jméno, heslo, email, další informace).</text:span></text:p>
      <text:p text:style-name="P27"><text:span text:style-name="T14">Vyhledávání místa</text:span><text:span text:style-name="T19"> –</text:span><text:span text:style-name="T20"> Zobrazení míst jiných uživatelů, dle zadaného filtru.</text:span></text:p>
      <text:p text:style-name="P27"><text:soft-page-break/><text:span text:style-name="T14">Webová aplikace</text:span><text:span text:style-name="T19"> –</text:span><text:span text:style-name="T20"> Aplikace, která zpřístupní systém webový prohlížeč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obyčejné" style:font-family-generic="swiss" style:font-pitch="variable"/>
    <style:font-face style:name="Verdana1" svg:font-family="Verdana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style:font-name="Verdana1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cm" fo:margin-bottom="0cm" style:contextual-spacing="false"/>
      <style:text-properties style:font-name="Verdana2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WW8Num2z0" style:family="text">
      <style:text-properties style:font-name="Symbol" fo:font-size="12pt" fo:language="en" fo:country="GB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06:22:43.35</meta:creation-date>
    <dc:date>2013-10-29T07:13:13.15</dc:date>
    <meta:editing-duration>PT37M54S</meta:editing-duration>
    <meta:editing-cycles>22</meta:editing-cycles>
    <meta:generator>LibreOffice/4.0.5.2$Windows_x86 LibreOffice_project/5464147a081647a250913f19c0715bca595af2f</meta:generator>
    <meta:document-statistic meta:table-count="0" meta:image-count="0" meta:object-count="0" meta:page-count="6" meta:paragraph-count="90" meta:word-count="777" meta:character-count="5514" meta:non-whitespace-character-count="4764"/>
  </office:meta>
</office:document-meta>
</file>